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imathoptions.rdf" manifest:media-type="application/rdf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myChart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a Henschel</meta:initial-creator>
    <meta:creation-date>2016-02-01T03:15:46.67</meta:creation-date>
    <dc:date>2016-03-04T22:01:54.617132956</dc:date>
    <meta:editing-duration>PT9M52S</meta:editing-duration>
    <meta:editing-cycles>14</meta:editing-cycles>
    <meta:generator>LibreOfficeDev/5.2.0.0.alpha0$Linux_X86_64 LibreOffice_project/c665a1bc0f45aa4a4c679e6f004581168e03f93d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bottom" svg:x="6.162cm" svg:y="8.216cm" style:legend-expansion="wide" chart:style-name="ch2"/>
        <chart:plot-area chart:style-name="ch3" chart:data-source-has-labels="both" svg:x="0.319cm" svg:y="0.179cm" svg:width="15.36cm" svg:height="7.858cm">
          <chartooo:coordinate-region svg:x="0.755cm" svg:y="0.379cm" svg:width="14.645cm" svg:height="7.011cm"/>
          <chart:axis chart:dimension="x" chart:name="primary-x" chart:style-name="ch4" chartooo:axis-type="auto">
            <chart:categories table:cell-range-address="local-table.$A$2:.$A$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yRandomPairs</text:p>
              </table:table-cell>
            </table:table-row>
          </table:table-header-rows>
          <table:table-rows>
            <table:table-row>
              <table:table-cell office:value-type="string">
                <text:p>eins</text:p>
              </table:table-cell>
              <table:table-cell office:value-type="float" office:value="1">
                <text:p>1</text:p>
              </table:table-cell>
              <table:table-cell office:value-type="float" office:value="2.05501772835851">
                <text:p>2.05501772835851</text:p>
              </table:table-cell>
            </table:table-row>
            <table:table-row>
              <table:table-cell office:value-type="string">
                <text:p>zwei</text:p>
              </table:table-cell>
              <table:table-cell office:value-type="float" office:value="3">
                <text:p>3</text:p>
              </table:table-cell>
              <table:table-cell office:value-type="float" office:value="7.41026656422764">
                <text:p>7.41026656422764</text:p>
              </table:table-cell>
            </table:table-row>
            <table:table-row>
              <table:table-cell office:value-type="string">
                <text:p>drei</text:p>
              </table:table-cell>
              <table:table-cell office:value-type="float" office:value="4">
                <text:p>4</text:p>
              </table:table-cell>
              <table:table-cell office:value-type="float" office:value="4.47071490436792">
                <text:p>4.47071490436792</text:p>
              </table:table-cell>
            </table:table-row>
            <table:table-row>
              <table:table-cell office:value-type="string">
                <text:p>vier</text:p>
              </table:table-cell>
              <table:table-cell office:value-type="float" office:value="7">
                <text:p>7</text:p>
              </table:table-cell>
              <table:table-cell office:value-type="float" office:value="9.33983961399645">
                <text:p>9.33983961399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2.0.0.alpha0$Linux_X86_64 LibreOffice_project/c665a1bc0f45aa4a4c679e6f004581168e03f93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